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6.994cm" svg:y="3.377cm">
          <draw:text-box>
            <text:p>dp9</text:p>
          </draw:text-box>
        </draw:frame>
        <draw:frame draw:style-name="gr11" draw:text-style-name="P2" draw:layer="layout" svg:width="1.556cm" svg:height="0.962cm" svg:x="3.877cm" svg:y="3.284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3" draw:text-style-name="P2" draw:layer="layout" svg:width="1.861cm" svg:height="0.962cm" svg:x="13.094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5.245cm" svg:y="4.4cm">
          <draw:text-box>
            <text:p>MS</text:p>
          </draw:text-box>
        </draw:frame>
        <draw:frame draw:style-name="gr17" draw:text-style-name="P2" draw:layer="layout" svg:width="1.383cm" svg:height="0.962cm" svg:x="8.217cm" svg:y="4.4cm">
          <draw:text-box>
            <text:p>ML</text:p>
          </draw:text-box>
        </draw:frame>
        <draw:frame draw:style-name="gr18" draw:text-style-name="P2" draw:layer="layout" svg:width="1.488cm" svg:height="0.962cm" svg:x="11.6cm" svg:y="4.338cm">
          <draw:text-box>
            <text:p>MH</text:p>
          </draw:text-box>
        </draw:frame>
        <draw:frame draw:style-name="gr19" draw:text-style-name="P2" draw:layer="layout" svg:width="1.416cm" svg:height="0.962cm" svg:x="14.884cm" svg:y="4.4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3T18:24:12.441433480</dc:date>
    <meta:editing-duration>P6DT1H25M40S</meta:editing-duration>
    <meta:editing-cycles>28</meta:editing-cycles>
    <meta:generator>LibreOffice/6.0.7.3$Linux_X86_64 LibreOffice_project/00m0$Build-3</meta:generator>
    <meta:document-statistic meta:object-count="88"/>
  </office:meta>
</office:document-meta>
</file>